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Footnote">
      <style:text-properties officeooo:rsid="001e15d0" officeooo:paragraph-rsid="001e15d0"/>
    </style:style>
    <style:style style:name="P6" style:family="paragraph" style:parent-style-name="Heading_20_1">
      <style:paragraph-properties fo:text-align="center" style:justify-single-word="false"/>
    </style:style>
    <style:style style:name="P7" style:family="paragraph" style:parent-style-name="Heading_20_5">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e15d0"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1e15d0"/>
    </style:style>
    <style:style style:name="fr1" style:family="graphic" style:parent-style-name="Frame">
      <style:graphic-properties style:vertical-pos="top" style:vertical-rel="page-content" style:horizontal-pos="center" style:horizontal-rel="page" fo:padding="0in" fo:border="none" style:shadow="none" draw:shadow-opacity="100%"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0">
        <draw:text-box fo:min-height="0.2in">
          <text:h text:style-name="P6" text:outline-level="1">Subcontexts:<text:line-break/>Multiple Protection Domains per Address Space</text:h>
        </draw:text-box>
      </draw:frame>
      <text:h text:style-name="Heading_20_5" text:outline-level="5">ABSTRACT</text:h>
      <text:p text:style-name="Text_20_body">The microkernel vs. monolithic kernel debate often conflates two different concepts, which we believe should be separated: (a) should the OS services all share an address space with each other, and be mapped into user processes; and (b) should the OS services run in supervisor mode? <text:s/>Monolithic kernels assume that the answer is “yes” to both questions, while microkernels answer “no.”</text:p>
      <text:p text:style-name="Text_20_body">In this paper, we describe subcontexts, a system wherein we attempt to take the best of both worlds; we use a memory mapping strategy inspired by monolithic kernels (each process has all OS services mapped into it), but we implement the vast majority of these services using user-mode code. <text:s/>The result is a system that is as practical as a monolithic kernel and yet has some of the security and stability advantages of a microkernel.</text:p>
      <text:p text:style-name="Text_20_body">Remarkably, we are able to implement this in a system that maintains all of the normal security guarantees that a kernel expects: OS code running in user mode inside an application has the same security characteristics as if the code was running in supervisor mode. <text:s/>Moreover, we accomplish this in a way that maintains complete backward binary support for old applications.</text:p>
      <text:h text:style-name="Heading_20_5" text:outline-level="5">1. INTRODUCTION</text:h>
      <text:p text:style-name="P3">Each process in a computer has an <text:span text:style-name="T5">address space</text:span>, or <text:span text:style-name="T5">context</text:span>, which is the list of virtual pages accessible to it. <text:s/>Any given virtual address either maps to a single virtual page, or to a “hole” in the address space, where no page resides.</text:p>
      <text:p text:style-name="P3">In a traditional process model, the OS assumes that all of the pages in the address space of the process are inside the same <text:span text:style-name="T5">protection domain</text:span>. <text:s/>This means that all code in the process has the same capabilities; it can access the same pages, and perform the same actions<text:note text:id="ftn1" text:note-class="footnote"><text:note-citation>1</text:note-citation><text:note-body><text:p text:style-name="Footnote">In truth, modern operating systems partition each context into a pair of protection domains: one for the user process, and one for the kernel. <text:s/>However, this binary distinction is not typically generalized into a concept of arbitrary protection domains.</text:p></text:note-body></text:note>.</text:p>
      <text:p text:style-name="P1"><text:span text:style-name="T1">However, this is not always the case. <text:s/></text:span>Chase et al.<text:note text:id="ftn2" text:note-class="footnote"><text:note-citation>2</text:note-citation><text:note-body><text:p text:style-name="Footnote">Chase et al. <text:s/>Sharing and protection in a single-address-space operating system.</text:p></text:note-body></text:note><text:span text:style-name="T1"> described a system with a “single address space,” where every virtual address in the system was globally unique; all of the applications were mapped into the same conceptual address space, although in most cases they could not access each other. <text:s/></text:span>Murry et al.<text:span text:style-name="T1"><text:note text:id="ftn3" text:note-class="footnote"><text:note-citation>3</text:note-citation><text:note-body><text:p text:style-name="Footnote">Murray et al. <text:s/>Privilege separation made easy: Trusting small libraries not big processes.</text:p></text:note-body></text:note></text:span><text:span text:style-name="T1"> observed that code from two different protection domains could share an address space (using the abstraction of a program and a shared library); calls between the two could be intercepted, ensuring that code in the two different domains would run in different virtual machines, with vastly different capabilities.</text:span></text:p>
      <text:h text:style-name="P7" text:outline-level="5">2. SUBCONTEXTS</text:h>
      <text:p text:style-name="P1"><text:span text:style-name="T1">In this paper, we introduce a new primitive, known as a </text:span>subcontext<text:span text:style-name="T1">, or </text:span>subcon<text:span text:style-name="T1">. <text:s/>A subcon is a subset of a context; it is a set of virtual pages, each at a specific virtual address, each mapping to some particular backend implementation. <text:s/>A context, then, is a constructed entity: a context is the union of one or more subcons, chosen such that no two subcons have overlapping virtual pages. <text:s/>That is, the address space of a process is now made up of pages coming from some plurality of subcons; each virtual address in the process maps to either a single page from some specific subcon, or maps to a hole that is currently not used by any of the subcons.</text:span></text:p>
      <text:p text:style-name="P3">Each subcon is a protection domain. <text:s/>All code within the subcon has the same capabilities. <text:s/>However, the code in two different subcons, even if both are mapped into a common context, may have different capabilities.</text:p>
      <text:p text:style-name="P3">A single subcon may be mapped into multiple contexts. <text:s/>If this is the case, then we maintain the invariant that it has the same pages mapped to the same virtual addresses in all instances at all times. <text:s/>That is, the entire (discontiguous) set of pages inside the subcon acts as a shared memory region that is mapped into all such contexts, and always at the same virtual address. <text:s/>Thus, a subcon can store its data in complex data structures (using pointers), and this data will be accessible in all instances of the subcon.</text:p>
      <text:p text:style-name="P1">Mappings and Entry Points</text:p>
      <text:p text:style-name="P3">Each subcon has, by default, no access whatsoever to any other subcon, even those with which it shares a context. <text:s/>It may not access the other's data in any fashion, and may not call into its code. <text:s/>However, it is possible to define mappings and entry points that give access from one subcon to another.</text:p>
      <text:p text:style-name="P1"><text:span text:style-name="T1">A </text:span>mapping<text:span text:style-name="T1"> allows one subcon (the “accessor”) to access the data of another (the “target”). <text:s/>A mapping may be read-only, meaning that the accessor may not modify any of the target's pages, or it may be read/write, meaning that the accessor may write to the target's writable pages. <text:s/>(Pages that are readonly to the target are also readonly to the accessor, no matter what kind of mapping the accessor has.)</text:span></text:p>
      <text:p text:style-name="P1"><text:soft-page-break/><text:span text:style-name="T1">Mappings are </text:span><text:span text:style-name="T2">not</text:span><text:span text:style-name="T3"> automatically reflexive. <text:s/>That is, it would be perfectly normal for subcon A to have a mapping to B, yet for B to have not mapping to A, or for the two to have different permissions for their mappings. <text:s/>Reflexive mappings are allowed; they simply require that mappings be defined in both directions.</text:span></text:p>
      <text:p text:style-name="P1"><text:span text:style-name="T3">An </text:span><text:span text:style-name="T7">entry point</text:span><text:span text:style-name="T3"> allows one subcon to call</text:span><text:span text:style-name="T3"><text:note text:id="ftn4" text:note-class="footnote"><text:note-citation>4</text:note-citation><text:note-body><text:p text:style-name="Footnote">We use “call” as a generic term. <text:s/>It often, but not always, implies a function call. <text:s/>Technically, a “call” is any time when the code moves from one code page to another code page, owned by any other subcon. <text:s/>The operation could be a function call, branch, or even fall-through; all are treated identically by the subcons mechanism.</text:p></text:note-body></text:note></text:span><text:span text:style-name="T3"> into the code of another. <text:s/>A </text:span><text:span text:style-name="T7">limited entry point</text:span><text:span text:style-name="T3"> allows the caller to call the callee at only a single virtual address</text:span><text:span text:style-name="T3"><text:note text:id="ftn5" text:note-class="footnote"><text:note-citation>5</text:note-citation><text:note-body><text:p text:style-name="Footnote">The caller may call <text:span text:style-name="T5">from</text:span><text:span text:style-name="T1"> any address at all, but may only call </text:span><text:span text:style-name="T5">to</text:span><text:span text:style-name="T1"> the specified address.</text:span></text:p></text:note-body></text:note></text:span><text:span text:style-name="T3">; this is used when the callee does not trust the caller, and wants to limit where </text:span><text:span text:style-name="T4">it</text:span><text:span text:style-name="T3"> might jump. <text:s/>An </text:span><text:span text:style-name="T7">unlimited entry point</text:span><text:span text:style-name="T3"> allows the caller to call </text:span><text:span text:style-name="T2">any</text:span><text:span text:style-name="T3"> point inside the callee; this is used when the callee trusts the caller to act properly.</text:span></text:p>
      <text:p text:style-name="P2">Coresidency</text:p>
      <text:p text:style-name="P4">If there exists any mapping or entry point from subcon A to subcon B, then all contexts that include subcon A must also include subcon B. <text:s/>That is, there must not exist any contexts where A is not able to exercise all of its capabilities.</text:p>
      <text:p text:style-name="P4">Thus, when we attempt to map a new subcon into a context, our system must traverse the tree of all of its dependencies. <text:s/>Some or all of these dependencies may already be mapped into the context, but some may not; if it is impossible to map any of the dependencies (because of a virtual address conflict), then it is impossible to map the subcon into the context.</text:p>
      <text:p text:style-name="P4">Likewise, when we add a new mapping, we must consider if this requires that we map some subcon into one or more contexts. <text:s/>If it is not possible to map the subcon into every one of the contexts, then creation of the new mapping will fail.</text:p>
      <text:p text:style-name="P1"><text:span text:style-name="T2">NOTE:</text:span><text:span text:style-name="T3"> We will introduce an exception to this rule in section 4, when we discuss overlapped subcons.</text:span></text:p>
      <text:p text:style-name="P2">Transitivity</text:p>
      <text:p text:style-name="P4">Mappings and entry points are transitive. <text:s/>That is, if there exist mappings A-&gt;B and B-&gt;C, then there exists an implicit mapping A-&gt;C. <text:s/>The permissions of this new mapping are the lesser of the two original mappings; that is, if either is read-only, then the implicit mapping is read-only. <text:s/>However, if both are read/write, then the implicit mapping is also read/write.</text:p>
      <text:p text:style-name="P1"><text:span text:style-name="T3">Similarly, entry points are transitive</text:span><text:span text:style-name="T3"><text:note text:id="ftn0" text:note-class="footnote"><text:note-citation>6</text:note-citation><text:note-body><text:p text:style-name="P5">TODO: should we change this? <text:s/>Time to do some thinking.</text:p></text:note-body></text:note></text:span><text:span text:style-name="T3">. <text:s/>For example, if there exist unlimited entry points from A-&gt;B and then from B-&gt;C, then there exists an implicit unlimited entry point A-&gt;C. <text:s/>Likewise, if there is an unlimited entry point A-&gt;B, and then a limited entry point B-&gt;C, then there exists an implicit (limited) entry point A-&gt;C</text:span><text:span text:style-name="T3"><text:note text:id="ftn6" text:note-class="footnote"><text:note-citation>7</text:note-citation><text:note-body><text:p text:style-name="Footnote">Note, however, that a limited entry point from A-&gt;B does not allow A to call anything beyond that; since the limited entry point only allows A to call at a single virtual address, it cannot be used to call any addresses in any third subcon C.</text:p></text:note-body></text:note></text:span><text:span text:style-name="T3">.</text:span></text:p>
      <text:p text:style-name="P4">Transitivity can lead to diamond relationships, or recursive relationships. <text:s/>In all cases, the effect<text:span text:style-name="T8">ive</text:span> permissions from A-&gt;B are simply defined as the union of all of the possible permissions that might arise from all defined mappings.</text:p>
      <text:p text:style-name="P2">Which subcon is Running?</text:p>
      <text:p text:style-name="P1"><text:span text:style-name="T3">It's easy to tell what subcon is running at any given time. <text:s/>Each virtual page is owned by exactly one subcon; the “currently executing subcon” is defined as the one that owns the page that contains the current instruction</text:span><text:span text:style-name="T3"><text:note text:id="ftn7" text:note-class="footnote"><text:note-citation>8</text:note-citation><text:note-body><text:p text:style-name="Footnote">In architectures, such as x86, where an instruction can cross a page boundary, we define it to be illegal to run any instruction that crosses a page boundary, unless both pages are part of the same subcon.</text:p></text:note-body></text:note></text:span><text:span text:style-name="T3">.</text:span></text:p>
      <text:p text:style-name="P4">Thus, when a thread calls from one subcon to another, the change in capabilities is instantaneous and automatic; the thread immediately gains (or loses) capabilities as soon as it runs the first instruction in the new page.</text:p>
      <text:h text:style-name="P7" text:outline-level="5">3. SUBCONS AS SERVICES</text:h>
      <text:p text:style-name="P3">Subcons can set up arbitrary mappings to model a wide variety of relationships, such as mutually trusting subcons, mutually distrusting subcons, etc. <text:s/>However, our canonical example involves a trusted service and an untrusted client.</text:p>
      <text:p text:style-name="P3">In this model, we have a client that needs to access code in the service. <text:s/>We do not trust it to call the service at the correct location, and we do not want it to be able to view the service's memory. <text:s/>However, we trust the service completely, and want to give it unlimited access to the client.</text:p>
      <text:p text:style-name="P3">We thus set up the following mappings:</text:p>
      <text:list text:style-name="L1">
        <text:list-item>
          <text:p text:style-name="P8">A limited entry point, from the client to the service, for each API that the service exposes.</text:p>
        </text:list-item>
        <text:list-item>
          <text:p text:style-name="P8">An unlimited entry point, from the service to the client, allowing it to trivially return to any call location.</text:p>
        </text:list-item>
        <text:list-item>
          <text:p text:style-name="P8">A read/write mapping from the service to the client, allowing it complete access to client memory.</text:p>
        </text:list-item>
      </text:list>
      <text:p text:style-name="P1">Service Subcons as a Kernel Alternative</text:p>
      <text:p text:style-name="P1"><text:span text:style-name="T1">A service subcon is to a client subcon as a kernel is to an application. <text:s/>We thus propose that subcons are an attractive model for implementing some kernel services. <text:s/>If a kernel service does not actually perform any supervisor-only instructions, then it should be possible to implement the service entirely inside a service subcon. <text:s/></text:span><text:soft-page-break/><text:span text:style-name="T1">In a service subcon, it has the same sort of protections as it had in the kernel, but it gains all of the advantages of user space, such as the ability to use paging memory.</text:span></text:p>
      <text:p text:style-name="P1"><text:span text:style-name="T1">Note that it is not necessary to move the entire kernel into a single service subcon. <text:s/>Implementers may develop a hierarchy</text:span><text:span text:style-name="T1"><text:note text:id="ftn8" text:note-class="footnote"><text:note-citation>9</text:note-citation><text:note-body><text:p text:style-name="Footnote">Unlike a ring system, where the hierarchy is fixed and often limited to a few levels, subcons can support arbitrarily many levels, and even allow for loops. <text:s/>One of the excellent properties of subcons is that they support hierarchies elegantly, but can also handle cyclic dependencies without any trouble.</text:p></text:note-body></text:note></text:span><text:span text:style-name="T1"> of different services, with some of the services in various service subcons, and some remaining in the kernel.</text:span></text:p>
      <text:h text:style-name="P7" text:outline-level="5">4. OVERLAPPED SUBCONS</text:h>
      <text:p text:style-name="P1">Background</text:p>
      <text:p text:style-name="Text_20_body"><text:span text:style-name="T1">In an ideal world, we would love to implement a single-address-space (</text:span><text:span text:style-name="T5">Chase et al.</text:span><text:span text:style-name="T1">). <text:s/>However, we must reject that design for two reasons.</text:span></text:p>
      <text:p text:style-name="Text_20_body"><text:span text:style-name="T1">First, many legacy applications exist that specify fixed addresses for some pages. <text:s/>Although it is possible to build an ELF executable</text:span><text:span text:style-name="T1"><text:note text:id="ftn9" text:note-class="footnote"><text:note-citation>10</text:note-citation><text:note-body><text:p text:style-name="Footnote">This discussion focuses on Linux. <text:s/>We have not yet investigated the issues on other operating systems, but expect them to be fundamentally similar.</text:p></text:note-body></text:note></text:span><text:span text:style-name="T1"> where all pages are relocatable, this is currently not common, and we want our system to be able to run legacy applications.</text:span></text:p>
      <text:p text:style-name="P3">Second, even if all applications were relocatable, the virtual address space is a limited resource. <text:s/>In 32-bit machines (which are still very common, and likely will continue to be so for several years), it would be very easy to completely exhaust the system address space simply by running a small number of programs.</text:p>
      <text:p text:style-name="P3">Thus, we believe that the applications must be able to overlap their address spaces.</text:p>
      <text:p text:style-name="P3">However, we believe that the opposite is true for service subcons; their primary requirement is that they be able to interact with any application, and to be mapped in as needed, perhaps long after the application started running. <text:s/>If we are not careful, we will find that one (or many) of the service's virtual addresses have already been allocated by the application, making it impossible for the application to use the service.</text:p>
      <text:p text:style-name="P1">2 Classes of Subcons</text:p>
      <text:p text:style-name="Text_20_body"><text:span text:style-name="T1">For this reason, we will divide the subcons into two classes. <text:s/></text:span><text:span text:style-name="T5">Overlapped subcons</text:span><text:span text:style-name="T1"> represent applications, and will overlap each other; </text:span><text:span text:style-name="T5">non-overlapped subcons</text:span><text:span text:style-name="T1"> represent services, and will never overlap any other subcon (even an overlapped subcon). <text:s/>When an overlapped subcon attempts to allocate a new virtual page, the system will attempt to allocate it at an address already in use by some other overlapped subcon.</text:span></text:p>
      <text:p text:style-name="P3">The intent of this system is to ensure that there is always a place for each and every service subcon in every context; no other subcon will ever overlap it. <text:s/>However, the downside is that each class becomes a potential vector for DOS attacks. <text:s/>An overlapped subcon can eat up virtual space, making it impossible for non-overlapped subcons to grow, simply by allocating large numbers of virtual addresses. <text:s/>Likewise, a non-overlapped subcon can fragment the available address space of an overlapped subcon with a single seemingly-harmless virtual page. <text:s/>We are still investigating how best to prevent or survive these problems.</text:p>
      <text:p text:style-name="P2">Root Subcon</text:p>
      <text:p text:style-name="P4">We make one further simplification: there is a one-to-one association between contexts and and overlapped subcons. <text:s/>That is, each overlapped subcon is mapped into a single context, and not any others; each context contains exactly one overlapped subcon. <text:s/>This is known as the “root subcon” of the context. <text:s/>When the process dies and the address space is destroyed, the root subcon will be destroyed as well.</text:p>
      <text:p text:style-name="P4">TODO</text:p>
      <text:p text:style-name="P2">Threads</text:p>
      <text:p text:style-name="P4">Each thread in the system is associated with a single context. <text:s/>It is impossible for that thread to run any code, or access any data, outside of that context.</text:p>
      <text:p text:style-name="P1"><text:span text:style-name="T3">Since threads are associated with contexts (</text:span><text:span text:style-name="T6">not</text:span><text:span text:style-name="T3"> subcons), service subcons do not have any threads associated with them. <text:s/>Like most kernel code, service subcons are typically passive components that execute only when something else calls them. <text:s/>However, if a service subcon needs a thread that it controls, it may create one by spawning off a new process, and having that process call into the service subcon.</text:span></text:p>
      <text:p text:style-name="P1">Mappings from Non-Overlapped Subcons to Overlapped</text:p>
      <text:p text:style-name="P3">Section 2 discussed the “coresidency” requirement: namely, that if there existed a mapping or entry point from subcon A to subcon B, then subcon B must reside in every context where A resides. <text:s/>We make an exception when subcon B is an overlapped subcon. <text:s/>Subcon B, since it is overlapped, may only be mapped into a single context: the context where it is the root subcon. <text:s/>It will never be mapped into any other subcontext.</text:p>
      <text:p text:style-name="P3">Thus, service subcons must be aware of the fact that some buffers they access may be specific to a single context. <text:s/>This means that the pointers are only valid when running in a thread in the proper context.</text:p>
      <text:p text:style-name="Text_20_body"><text:span text:style-name="T1">While this seems onerous at first, we note that this is no different than how a normal kernel works; kernel code can easily access pages in the current process, but if the code is running in another process, or running in an interrupt handler, then accessing the pages may be more difficult. <text:s/>Kernel code can work around this, if necessary, by adding new mappings to the correct physical pages. <text:s/></text:span><text:soft-page-break/><text:span text:style-name="T1">Likewise, we include a function that allows a service subcon to “copy” a page mapping into the service subcon. <text:s/>That is, a new virtual page is allocated that points to the same underlying data as some page in an overlapped subcon; this page, since it is part of the service subcon, is accessible in any context where the service subcon is running.</text:span></text:p>
      <text:p text:style-name="P1">Global Subcontext</text:p>
      <text:p text:style-name="P3">We need a way to bootstrap mappings. <text:s/>When a new process is created, a new context is created, and a new overlapped subcon is mapped into it. <text:s/>This overlapped subcon doesn't have mappings to any of the services in the system, and it needs a way to call the services, announce its presence, and request entry points into the service.</text:p>
      <text:p text:style-name="P3">To handle this, we have a <text:span text:style-name="T5">global subcontext</text:span>, which is a subcon that includes no pages, and that is automatically mapped into all new subcons. <text:s/>Each new subcon (overlapped or non-) has a read/write map to the global subcontext, and also has an unlimited entry point into it.</text:p>
      <text:p text:style-name="P3">Service subcons, then, may give entry points (or, occasionally, mappings) to the global subcontext, and this implicitly gives the entry point to all subcons, present and future.</text:p>
      <text:p text:style-name="Text_20_body"><text:span text:style-name="T1">Of course, we still need a way to determine </text:span><text:span text:style-name="T5">where</text:span><text:span text:style-name="T1"> these entry points exist, and what service subcons they map to. <text:s/>So, we will implement a special </text:span><text:span text:style-name="T5">registry subcon</text:span><text:span text:style-name="T1">, which is a service subcon that maintains a list of all registered entry points in the global subcontext, and information about the services they represent. <text:s/>A newly-created subcon still needs to locate the entry point of the registry</text:span><text:span text:style-name="T1"><text:note text:id="ftn10" text:note-class="footnote"><text:note-citation>11</text:note-citation><text:note-body><text:p text:style-name="Footnote">We chose not to use a magic number or address, since we want to support nested virtual system images using subcons. <text:s/>Each system image would need its own registry, at a different address.</text:p></text:note-body></text:note></text:span><text:span text:style-name="T1">, however. <text:s/>The exact mechanism is TBD, but it could be as simple as an environment variable, a file on disk, or a syscall into the kernel.</text:span></text:p>
      <text:h text:style-name="Heading_20_5" text:outline-level="5">5. Nesting and Virtualization</text:h>
      <text:p text:style-name="P3">TODO this section needs lots of work. <text:s/>Maybe a few figures.</text:p>
      <text:p text:style-name="P3">Subcons can be used to implement a VMM entirely in user space.</text:p>
      <text:p text:style-name="P3">Imagine that we had, over time, ported an entire kernel (except for code that directly accessed hardware) into a family of service subcons. <text:s/>The vast majority of operating system services run entirely in user space, calling into the kernel only when they need to directly access the hardware.</text:p>
      <text:p text:style-name="P3">Now, we replace the kernel with a second layer of service subcons, which implement virtual devices.</text:p>
      <text:p text:style-name="P3"/>
      <text:p text:style-name="P3"/>
      <text:p text:style-name="P3"/>
      <text:p text:style-name="P3"/>
      <text:p text:style-name="P3"/>
      <text:p text:style-name="P3">In this model, the entire kernel, except for hardware-specific portions, is moved into a family of service subcons. <text:s/>When the kernel services </text:p>
      <text:p text:style-name="P3"/>
      <text:p text:style-name="P3"/>
      <text:p text:style-name="P3">One possible application of subcons would be as a form of VMM. <text:s/>One could image a system where the entire kernel, except for hardware-related code, was in subcons in user space. <text:s/>The subcons would call system services when they need to access hardware. <text:s/>Of course, it would be quite simple, in this scenario, to have them call other subcons instead, which would function as a VMM.</text:p>
      <text:p text:style-name="P3"/>
      <text:p text:style-name="P3"/>
      <text:p text:style-name="P3"/>
      <text:p text:style-name="P3"/>
      <text:p text:style-name="P3"/>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tab-stops/>
      </style:paragraph-properties>
      <style:text-properties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0-03-22T16:57:45.54</meta:creation-date>
    <dc:date>2024-01-06T12:01:26.231000000</dc:date>
    <meta:editing-duration>P2DT12M50S</meta:editing-duration>
    <meta:editing-cycles>42</meta:editing-cycles>
    <meta:generator>LibreOffice/7.5.3.2$Windows_X86_64 LibreOffice_project/9f56dff12ba03b9acd7730a5a481eea045e468f3</meta:generator>
    <meta:document-statistic meta:table-count="0" meta:image-count="0" meta:object-count="0" meta:page-count="4" meta:paragraph-count="83" meta:word-count="3145" meta:character-count="18438" meta:non-whitespace-character-count="15293"/>
  </office:meta>
</office:document-meta>
</file>